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f91" officeooo:paragraph-rsid="00150f91"/>
    </style:style>
    <style:style style:name="P2" style:family="paragraph" style:parent-style-name="Standard">
      <style:text-properties officeooo:rsid="00150f91" officeooo:paragraph-rsid="00150f91"/>
    </style:style>
    <style:style style:name="P3" style:family="paragraph" style:parent-style-name="Standard">
      <style:text-properties officeooo:rsid="00150f91" officeooo:paragraph-rsid="00156532"/>
    </style:style>
    <style:style style:name="P4" style:family="paragraph" style:parent-style-name="Standard">
      <style:text-properties officeooo:rsid="00156532" officeooo:paragraph-rsid="00156532"/>
    </style:style>
    <style:style style:name="T1" style:family="text">
      <style:text-properties officeooo:rsid="001541d6"/>
    </style:style>
    <style:style style:name="T2" style:family="text">
      <style:text-properties officeooo:rsid="001565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led </text:p>
      <text:p text:style-name="P1"/>
      <text:p text:style-name="P1">canal 1 : rouge – 0 a 255</text:p>
      <text:p text:style-name="P1"/>
      <text:p text:style-name="P1">canal 2 : vert – 0 a 255</text:p>
      <text:p text:style-name="P1"/>
      <text:p text:style-name="P1">canal 3 : bleu – 0 a 255</text:p>
      <text:p text:style-name="P1"/>
      <text:p text:style-name="P1">canal 4 : zone 1 ( les 15 premières leds ( 1 a 15 ) ) - 0 a 49</text:p>
      <text:p text:style-name="P1"><text:s text:c="14"/>zone 2 ( les 15 suivantes leds ( 16 a 30 ) ) - 50 a 99</text:p>
      <text:p text:style-name="P1"><text:s text:c="14"/>zone 3 ( les 15 suivantes leds ( 31 a 45 ) ) - 100 a 149</text:p>
      <text:p text:style-name="P1"><text:s text:c="14"/>zone 4 ( les 15 suivantes leds ( 45 a 60 ) ) - 150 a 199</text:p>
      <text:p text:style-name="P1"><text:s text:c="14"/>zone 1-2-3-4 <text:span text:style-name="T2">ensemble</text:span> ( les 60 leds <text:span text:style-name="T2">(avec chaque zones distincte) </text:span>) - 200 a <text:span text:style-name="T2">249</text:span></text:p>
      <text:p text:style-name="P3"><text:s text:c="14"/>zone 1-2-3-4 ( les 60 leds ) - <text:span text:style-name="T2">250</text:span> a <text:span text:style-name="T2">255</text:span></text:p>
      <text:p text:style-name="P1"/>
      <text:p text:style-name="P1">canal 5 : intensité – 0 a 149</text:p>
      <text:p text:style-name="P1"><text:s text:c="14"/>stroboscopique – 150 a 249</text:p>
      <text:p text:style-name="P1"><text:s text:c="14"/><text:span text:style-name="T2">effets</text:span> – <text:span text:style-name="T1">250</text:span> a 255</text:p>
      <text:p text:style-name="P1"/>
      <text:p text:style-name="P4">canal 6 : effets tout les 10 bi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4:07:42.514248569</meta:creation-date>
    <dc:date>2026-03-27T15:55:28.999181611</dc:date>
    <meta:editing-duration>PT49M1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144" meta:character-count="635" meta:non-whitespace-character-count="400"/>
  </office:meta>
</office:document-meta>
</file>